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QLErrorCodes.setPermissionDeniedCodes( String ... permissionDeniedCod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ErrorCodes.setCustomSqlExceptionTranslatorClass( @ Nullable Class &lt; ? extends SQLExceptionTranslator &gt; customTranslatorClas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QLErrorCodes.setDeadlockLoserCodes( String ... deadlockLoserCod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ErrorCodes.setCannotSerializeTransactionCodes( String ... cannotSerializeTransactionCod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ErrorCodes.setUseSqlStateForTranslation( boolean useStateCodeForTransl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ErrorCodes.getDatabaseProduct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ErrorCodes.getCustomSqlExceptionTransl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ErrorCodes.isUseSqlStateForTransl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ErrorCodes.getTransientDataAccessResourceCo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ErrorCodes.setTransientDataAccessResourceCodes( String ... transientDataAccessResourceCod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ErrorCodes.setDuplicateKeyCodes( String ... duplicateKeyCod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ErrorCodes.getCannotSerializeTransactionCo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ErrorCodes.getDataIntegrityViolationCo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ErrorCodes.getPermissionDeniedCo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ErrorCodes.setDatabaseProductNames( @ Nullable String ... databaseProduct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ErrorCodes.getDatabaseProductNam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QLErrorCodes.setDataAccessResourceFailureCodes( String ... dataAccessResourceFailureCod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ErrorCodes.getCustomTransl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ErrorCodes.setDataIntegrityViolationCodes( String ... dataIntegrityViolationCod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ErrorCodes.getInvalidResultSetAccessCo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ErrorCodes.getCannotAcquireLockCo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ErrorCodes.setBadSqlGrammarCodes( String ... badSqlGrammarCod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ErrorCodes.getDataAccessResourceFailureCo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ErrorCodes.setDatabaseProductName( @ Nullable String databaseProduc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ErrorCodes.getDuplicateKeyCo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ErrorCodes.setCustomTranslations( CustomSQLErrorCodesTranslation ... customTransl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ErrorCodes.getDeadlockLoserCo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ErrorCodes.setCustomSqlExceptionTranslator( @ Nullable SQLExceptionTranslator customSqlExceptionTransl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ErrorCodes.setInvalidResultSetAccessCodes( String ... invalidResultSetAccessCod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ErrorCodes.setCannotAcquireLockCodes( String ... cannotAcquireLockCod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ErrorCodes.getBadSqlGrammarCo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